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Numbering_20_2"/>
    <style:style style:name="P2" style:family="paragraph" style:parent-style-name="Standard" style:list-style-name="Numbering_20_2">
      <style:text-properties officeooo:paragraph-rsid="0060289e"/>
    </style:style>
    <style:style style:name="P3" style:family="paragraph" style:parent-style-name="Standard" style:list-style-name="Numbering_20_2">
      <style:text-properties officeooo:paragraph-rsid="000ba6e0"/>
    </style:style>
    <style:style style:name="P4" style:family="paragraph" style:parent-style-name="Standard" style:list-style-name="Numbering_20_2">
      <style:text-properties officeooo:paragraph-rsid="006f6a5e"/>
    </style:style>
    <style:style style:name="P5" style:family="paragraph" style:parent-style-name="Standard" style:list-style-name="Numbering_20_2">
      <style:text-properties fo:language="en" fo:country="US" officeooo:rsid="000ba6e0" officeooo:paragraph-rsid="003a3cc2"/>
    </style:style>
    <style:style style:name="P6" style:family="paragraph" style:parent-style-name="Standard" style:list-style-name="Numbering_20_2">
      <style:text-properties fo:language="en" fo:country="US" officeooo:rsid="000ba6e0" officeooo:paragraph-rsid="003864cf"/>
    </style:style>
    <style:style style:name="P7" style:family="paragraph" style:parent-style-name="Standard" style:list-style-name="Numbering_20_2">
      <style:text-properties fo:language="en" fo:country="US" officeooo:rsid="000ba6e0" officeooo:paragraph-rsid="00337fab"/>
    </style:style>
    <style:style style:name="P8" style:family="paragraph" style:parent-style-name="Standard" style:list-style-name="Numbering_20_2">
      <style:text-properties fo:language="en" fo:country="US" officeooo:rsid="000ba6e0" officeooo:paragraph-rsid="006b0d05"/>
    </style:style>
    <style:style style:name="P9" style:family="paragraph" style:parent-style-name="Standard" style:list-style-name="Numbering_20_2">
      <style:text-properties officeooo:rsid="0042d163" officeooo:paragraph-rsid="00481931"/>
    </style:style>
    <style:style style:name="P10" style:family="paragraph" style:parent-style-name="Heading_20_2" style:list-style-name="Numbering_20_2"/>
    <style:style style:name="P11" style:family="paragraph" style:parent-style-name="Heading_20_2" style:list-style-name="Numbering_20_2">
      <style:text-properties officeooo:paragraph-rsid="003a3cc2"/>
    </style:style>
    <style:style style:name="P12" style:family="paragraph" style:parent-style-name="Heading_20_2" style:list-style-name="Numbering_20_2">
      <style:text-properties officeooo:paragraph-rsid="003864cf"/>
    </style:style>
    <style:style style:name="P13" style:family="paragraph" style:parent-style-name="Heading_20_2" style:list-style-name="Numbering_20_2">
      <style:text-properties officeooo:paragraph-rsid="00337fab"/>
    </style:style>
    <style:style style:name="P14" style:family="paragraph" style:parent-style-name="Heading_20_2" style:list-style-name="Numbering_20_2">
      <style:text-properties officeooo:paragraph-rsid="000ba6e0"/>
    </style:style>
    <style:style style:name="P15" style:family="paragraph" style:parent-style-name="Heading_20_2" style:list-style-name="Numbering_20_2">
      <style:text-properties officeooo:paragraph-rsid="000fe578"/>
    </style:style>
    <style:style style:name="P16" style:family="paragraph" style:parent-style-name="Heading_20_2" style:list-style-name="Numbering_20_2">
      <style:text-properties officeooo:paragraph-rsid="001b1118"/>
    </style:style>
    <style:style style:name="P17" style:family="paragraph" style:parent-style-name="Heading_20_2" style:list-style-name="Numbering_20_2">
      <style:text-properties officeooo:paragraph-rsid="0018f102"/>
    </style:style>
    <style:style style:name="P18" style:family="paragraph" style:parent-style-name="Heading_20_2" style:list-style-name="Numbering_20_2">
      <style:text-properties officeooo:paragraph-rsid="0017356f"/>
    </style:style>
    <style:style style:name="P19" style:family="paragraph" style:parent-style-name="Heading_20_2" style:list-style-name="Numbering_20_2">
      <style:text-properties officeooo:paragraph-rsid="006b0d05"/>
    </style:style>
    <style:style style:name="P20" style:family="paragraph" style:parent-style-name="Heading_20_2" style:list-style-name="Numbering_20_2">
      <style:text-properties officeooo:rsid="0060289e" officeooo:paragraph-rsid="0060289e"/>
    </style:style>
    <style:style style:name="P21" style:family="paragraph" style:parent-style-name="Heading_20_1">
      <style:text-properties officeooo:paragraph-rsid="0017356f"/>
    </style:style>
    <style:style style:name="P22" style:family="paragraph" style:parent-style-name="Heading_20_1">
      <style:text-properties officeooo:rsid="0043a9b0" officeooo:paragraph-rsid="0043a9b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list-style-name="">
      <style:text-properties officeooo:rsid="003864cf" officeooo:paragraph-rsid="003864cf"/>
    </style:style>
    <style:style style:name="P25" style:family="paragraph" style:parent-style-name="Text_20_body" style:list-style-name="Numbering_20_2"/>
    <style:style style:name="P26" style:family="paragraph" style:parent-style-name="Text_20_body" style:list-style-name="Numbering_20_2">
      <style:text-properties officeooo:paragraph-rsid="004ebaf8"/>
    </style:style>
    <style:style style:name="P27" style:family="paragraph" style:parent-style-name="Text_20_body" style:list-style-name="Numbering_20_2">
      <style:text-properties officeooo:paragraph-rsid="001b1118"/>
    </style:style>
    <style:style style:name="P28" style:family="paragraph" style:parent-style-name="Text_20_body" style:list-style-name="Numbering_20_2">
      <style:text-properties fo:language="en" fo:country="US" officeooo:paragraph-rsid="004ebaf8"/>
    </style:style>
    <style:style style:name="P29" style:family="paragraph" style:parent-style-name="Text_20_body">
      <style:text-properties officeooo:rsid="0017356f" officeooo:paragraph-rsid="0017356f"/>
    </style:style>
    <style:style style:name="P30" style:family="paragraph" style:parent-style-name="Text_20_body" style:master-page-name="">
      <style:paragraph-properties style:page-number="auto" fo:break-before="column"/>
      <style:text-properties officeooo:paragraph-rsid="0017356f"/>
    </style:style>
    <style:style style:name="P31" style:family="paragraph" style:parent-style-name="Text_20_body">
      <style:paragraph-properties fo:break-before="column"/>
    </style:style>
    <style:style style:name="P32" style:family="paragraph" style:parent-style-name="Text_20_body" style:list-style-name="">
      <style:paragraph-properties fo:margin-left="0mm" fo:margin-right="0mm" fo:text-indent="0mm" style:auto-text-indent="false"/>
      <style:text-properties officeooo:paragraph-rsid="006bc776"/>
    </style:style>
    <style:style style:name="P33" style:family="paragraph" style:parent-style-name="Text_20_body" style:list-style-name="Numbering_20_2">
      <style:paragraph-properties fo:margin-left="0mm" fo:margin-right="0mm" fo:text-indent="-4mm" style:auto-text-indent="false"/>
    </style:style>
    <style:style style:name="P34" style:family="paragraph" style:parent-style-name="Heading">
      <style:text-properties officeooo:paragraph-rsid="0017356f"/>
    </style:style>
    <style:style style:name="P35" style:family="paragraph" style:parent-style-name="période_20_-_20_détails" style:list-style-name="Numbering_20_2">
      <style:text-properties officeooo:paragraph-rsid="003a3cc2"/>
    </style:style>
    <style:style style:name="P36" style:family="paragraph" style:parent-style-name="période_20_-_20_détails" style:list-style-name="Numbering_20_2">
      <style:text-properties officeooo:paragraph-rsid="003864cf"/>
    </style:style>
    <style:style style:name="P37" style:family="paragraph" style:parent-style-name="période_20_-_20_détails" style:list-style-name="Numbering_20_2">
      <style:text-properties officeooo:paragraph-rsid="006b0d05"/>
    </style:style>
    <style:style style:name="P38" style:family="paragraph" style:parent-style-name="période_20_-_20_détails" style:list-style-name="Numbering_20_2">
      <style:text-properties fo:language="en" fo:country="US" officeooo:paragraph-rsid="00337fab"/>
    </style:style>
    <style:style style:name="P39" style:family="paragraph" style:parent-style-name="période_20_-_20_détails" style:list-style-name="Numbering_20_2">
      <style:text-properties fo:language="en" fo:country="US" officeooo:rsid="000df91b" officeooo:paragraph-rsid="00337fab"/>
    </style:style>
    <style:style style:name="P40" style:family="paragraph" style:parent-style-name="période_20_-_20_détails" style:list-style-name="Numbering_20_2">
      <style:text-properties officeooo:rsid="00539476" officeooo:paragraph-rsid="0053947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f91b"/>
    </style:style>
    <style:style style:name="T3" style:family="text">
      <style:text-properties fo:language="en" fo:country="US" officeooo:rsid="0017356f"/>
    </style:style>
    <style:style style:name="T4" style:family="text">
      <style:text-properties fo:language="en" fo:country="US" officeooo:rsid="000ba6e0"/>
    </style:style>
    <style:style style:name="T5" style:family="text">
      <style:text-properties fo:language="en" fo:country="US" officeooo:rsid="00279c6f"/>
    </style:style>
    <style:style style:name="T6" style:family="text">
      <style:text-properties fo:language="en" fo:country="US" officeooo:rsid="002ed92f"/>
    </style:style>
    <style:style style:name="T7" style:family="text">
      <style:text-properties fo:language="en" fo:country="US" officeooo:rsid="00337fab"/>
    </style:style>
    <style:style style:name="T8" style:family="text">
      <style:text-properties fo:language="en" fo:country="US" officeooo:rsid="003a3cc2"/>
    </style:style>
    <style:style style:name="T9" style:family="text">
      <style:text-properties fo:language="en" fo:country="US" officeooo:rsid="004ebaf8"/>
    </style:style>
    <style:style style:name="T10" style:family="text">
      <style:text-properties fo:language="en" fo:country="US" officeooo:rsid="0055f539"/>
    </style:style>
    <style:style style:name="T11" style:family="text">
      <style:text-properties fo:language="en" fo:country="US" officeooo:rsid="00595d6f"/>
    </style:style>
    <style:style style:name="T12" style:family="text">
      <style:text-properties fo:language="en" fo:country="US" officeooo:rsid="005c8ffe"/>
    </style:style>
    <style:style style:name="T13" style:family="text">
      <style:text-properties fo:language="en" fo:country="US" officeooo:rsid="0060289e"/>
    </style:style>
    <style:style style:name="T14" style:family="text">
      <style:text-properties fo:language="en" fo:country="US" officeooo:rsid="0062150c"/>
    </style:style>
    <style:style style:name="T15" style:family="text">
      <style:text-properties fo:language="en" fo:country="US" officeooo:rsid="00633faf"/>
    </style:style>
    <style:style style:name="T16" style:family="text">
      <style:text-properties fo:language="en" fo:country="US" officeooo:rsid="0064e072"/>
    </style:style>
    <style:style style:name="T17" style:family="text">
      <style:text-properties fo:language="en" fo:country="US" officeooo:rsid="006b0d05"/>
    </style:style>
    <style:style style:name="T18" style:family="text">
      <style:text-properties fo:language="en" fo:country="US" officeooo:rsid="006e4c23"/>
    </style:style>
    <style:style style:name="T19" style:family="text">
      <style:text-properties fo:language="en" fo:country="US" officeooo:rsid="006f6a5e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officeooo:rsid="000ba6e0"/>
    </style:style>
    <style:style style:name="T23" style:family="text">
      <style:text-properties officeooo:rsid="000fe578"/>
    </style:style>
    <style:style style:name="T24" style:family="text">
      <style:text-properties officeooo:rsid="001397d4"/>
    </style:style>
    <style:style style:name="T25" style:family="text">
      <style:text-properties officeooo:rsid="0014f922"/>
    </style:style>
    <style:style style:name="T26" style:family="text">
      <style:text-properties officeooo:rsid="00154572"/>
    </style:style>
    <style:style style:name="T27" style:family="text">
      <style:text-properties officeooo:rsid="0017356f"/>
    </style:style>
    <style:style style:name="T28" style:family="text">
      <style:text-properties officeooo:rsid="0021b584"/>
    </style:style>
    <style:style style:name="T29" style:family="text">
      <style:text-properties officeooo:rsid="002a1849"/>
    </style:style>
    <style:style style:name="T30" style:family="text">
      <style:text-properties officeooo:rsid="002d3b9e"/>
    </style:style>
    <style:style style:name="T31" style:family="text">
      <style:text-properties officeooo:rsid="002d6b67"/>
    </style:style>
    <style:style style:name="T32" style:family="text">
      <style:text-properties officeooo:rsid="001d488a"/>
    </style:style>
    <style:style style:name="T33" style:family="text">
      <style:text-properties officeooo:rsid="0031b211"/>
    </style:style>
    <style:style style:name="T34" style:family="text">
      <style:text-properties officeooo:rsid="00337fab"/>
    </style:style>
    <style:style style:name="T35" style:family="text">
      <style:text-properties officeooo:rsid="003548c2"/>
    </style:style>
    <style:style style:name="T36" style:family="text">
      <style:text-properties officeooo:rsid="003864cf"/>
    </style:style>
    <style:style style:name="T37" style:family="text">
      <style:text-properties officeooo:rsid="003a3cc2"/>
    </style:style>
    <style:style style:name="T38" style:family="text">
      <style:text-properties officeooo:rsid="003cf135"/>
    </style:style>
    <style:style style:name="T39" style:family="text">
      <style:text-properties officeooo:rsid="003d970b"/>
    </style:style>
    <style:style style:name="T40" style:family="text">
      <style:text-properties officeooo:rsid="004ebaf8"/>
    </style:style>
    <style:style style:name="T41" style:family="text">
      <style:text-properties officeooo:rsid="00539476"/>
    </style:style>
    <style:style style:name="T42" style:family="text">
      <style:text-properties officeooo:rsid="0059cf68"/>
    </style:style>
    <style:style style:name="T43" style:family="text">
      <style:text-properties officeooo:rsid="005aeb46"/>
    </style:style>
    <style:style style:name="T44" style:family="text">
      <style:text-properties officeooo:rsid="005cfafa"/>
    </style:style>
    <style:style style:name="T45" style:family="text">
      <style:text-properties officeooo:rsid="00651d39"/>
    </style:style>
    <style:style style:name="T46" style:family="text">
      <style:text-properties officeooo:rsid="006b0d05"/>
    </style:style>
    <style:style style:name="T47" style:family="text">
      <style:text-properties officeooo:rsid="006bc776"/>
    </style:style>
    <style:style style:name="T48" style:family="text">
      <style:text-properties officeooo:rsid="006e4c23"/>
    </style:style>
    <style:style style:name="Sect1" style:family="section">
      <style:section-properties text:dont-balance-text-columns="tru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style:style style:name="Sect2" style:family="section">
      <style:section-properties fo:background-color="transparent" text:dont-balance-text-columns="true" style:editable="false">
        <style:columns fo:column-count="1" fo:column-gap="0mm">
          <style:column-sep style:width="0.35mm" style:color="#000000" style:height="100%" style:style="solid" style:vertical-align="bottom"/>
        </style:columns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1692858" text:style-name="Numbering_20_2">
        <text:list-item>
          <text:p text:style-name="P34">Fabien Basmaison</text:p>
        </text:list-item>
      </text:list>
      <text:section text:style-name="Sect1" text:name="identification">
        <text:list xml:id="list93424157387626" text:continue-numbering="true" text:style-name="Numbering_20_2">
          <text:list-item>
            <text:p text:style-name="P30">Born on November 30<text:span text:style-name="T20">th</text:span><text:span text:style-name="T21">,</text:span> 1976 </text:p>
          </text:list-item>
          <text:list-item>
            <text:p text:style-name="Text_20_body">French nationality</text:p>
          </text:list-item>
        </text:list>
        <text:p text:style-name="P24"/>
        <text:list xml:id="list93423954710733" text:continue-numbering="true" text:style-name="Numbering_20_2">
          <text:list-item>
            <text:p text:style-name="P28"><text:span text:style-name="T40">French and </text:span>English <text:span text:style-name="T40">(</text:span>fluent<text:span text:style-name="T40">)</text:span></text:p>
          </text:list-item>
          <text:list-item>
            <text:p text:style-name="P26"><text:span text:style-name="T6">Chinese </text:span><text:span text:style-name="T9">and Spanish (beginner)</text:span></text:p>
          </text:list-item>
          <text:list-item>
            <text:p text:style-name="P31">tel: <text:tab/><text:tab/><text:tab/><text:a xlink:type="simple" xlink:href="tel:+33-616626228" text:style-name="Internet_20_link" text:visited-style-name="Visited_20_Internet_20_Link"><text:span text:style-name="T36">+33-616-626-228</text:span></text:a></text:p>
          </text:list-item>
          <text:list-item>
            <text:p text:style-name="Text_20_body">email: <text:tab/><text:tab/><text:a xlink:type="simple" xlink:href="mailto:fabien@arkhi.org" text:style-name="Internet_20_link" text:visited-style-name="Visited_20_Internet_20_Link">fabien@arkhi.org</text:a></text:p>
          </text:list-item>
          <text:list-item>
            <text:p text:style-name="Text_20_body"/>
          </text:list-item>
        </text:list>
        <text:p text:style-name="P32"><text:span text:style-name="T47">home:<text:tab/><text:tab/></text:span><text:a xlink:type="simple" xlink:href="https://arkhi.org/" text:style-name="Internet_20_link" text:visited-style-name="Visited_20_Internet_20_Link"><text:span text:style-name="T47">arkhi.org</text:span></text:a><text:span text:style-name="T47"><text:line-break/>linkedin:<text:tab/></text:span><text:a xlink:type="simple" xlink:href="https://linkedin.com/in/fabienbasmaison" text:style-name="Internet_20_link" text:visited-style-name="Visited_20_Internet_20_Link"><text:span text:style-name="T47">/in/fabienbasmaison</text:span></text:a></text:p>
      </text:section>
      <text:list xml:id="list2994054770" text:style-name="Outline">
        <text:list-item>
          <text:h text:style-name="Heading_20_1" text:outline-level="1">Web design</text:h>
        </text:list-item>
      </text:list>
      <text:list xml:id="list93422415625154" text:continue-list="list93423954710733" text:style-name="Numbering_20_2">
        <text:list-item>
          <text:p text:style-name="P19"><text:span text:style-name="T46">Zenith ETN </text:span>(<text:span text:style-name="T46">Europe</text:span>)</text:p>
          <text:list>
            <text:list-item>
              <text:p text:style-name="P8"><text:span text:style-name="T46">October </text:span>20<text:span text:style-name="T35">19</text:span>: <text:span text:style-name="T46">website development of </text:span><text:a xlink:type="simple" xlink:href="https://zenith-etn.com/" text:style-name="Internet_20_link" text:visited-style-name="Visited_20_Internet_20_Link"><text:span text:style-name="T46">zenith-etn.com</text:span></text:a></text:p>
              <text:list>
                <text:list-item>
                  <text:p text:style-name="P37"><text:span text:style-name="T1">HTML, CSS &amp; JavaScript integration </text:span><text:span text:style-name="T8">with </text:span><text:span text:style-name="T17">Grav</text:span><text:span text:style-name="T8">, </text:span><text:span text:style-name="T12">with design from </text:span><text:span text:style-name="T17">Headquarters</text:span><text:span text:style-name="T1">;</text:span></text:p>
                </text:list-item>
              </text:list>
            </text:list-item>
          </text:list>
        </text:list-item>
        <text:list-item>
          <text:p text:style-name="P19"><text:span text:style-name="T37">Elson</text:span> (<text:span text:style-name="T39">Paris</text:span>)</text:p>
          <text:list>
            <text:list-item>
              <text:p text:style-name="P8"><text:span text:style-name="T41">October </text:span>20<text:span text:style-name="T35">18</text:span>: <text:span text:style-name="T28">Frontend Developer on </text:span><text:a xlink:type="simple" xlink:href="https://www.elson.fr/" text:style-name="Internet_20_link" text:visited-style-name="Visited_20_Internet_20_Link"><text:span text:style-name="T28">elson.fr</text:span></text:a></text:p>
              <text:list>
                <text:list-item>
                  <text:p text:style-name="P37"><text:span text:style-name="T1">HTML </text:span><text:span text:style-name="T8">&amp;</text:span><text:span text:style-name="T1"> CSS </text:span><text:span text:style-name="T8">prototypes later transposed into React </text:span><text:span text:style-name="T10">by a </text:span><text:span text:style-name="T11">third party</text:span><text:span text:style-name="T1">;</text:span></text:p>
                </text:list-item>
              </text:list>
            </text:list-item>
          </text:list>
        </text:list-item>
        <text:list-item>
          <text:p text:style-name="P19">Spinal Sensory Signalling (<text:span text:style-name="T36">Paris</text:span>)</text:p>
          <text:list>
            <text:list-item>
              <text:p text:style-name="P5"><text:span text:style-name="T41">August </text:span>20<text:span text:style-name="T35">17</text:span>: <text:span text:style-name="T36">w</text:span>ebsite development<text:span text:style-name="T28"> of </text:span><text:a xlink:type="simple" xlink:href="https://wyartlab.org/" text:style-name="Internet_20_link" text:visited-style-name="Visited_20_Internet_20_Link"><text:span text:style-name="T28">wyartlab.org</text:span></text:a></text:p>
              <text:list>
                <text:list-item>
                  <text:p text:style-name="P35"><text:span text:style-name="T1">HTML, CSS &amp; JavaScript integration </text:span><text:span text:style-name="T8">with Bolt, </text:span><text:span text:style-name="T12">with design from </text:span><text:span text:style-name="T8">Flagship (Shanghai)</text:span><text:span text:style-name="T1">;</text:span></text:p>
                </text:list-item>
              </text:list>
            </text:list-item>
          </text:list>
        </text:list-item>
        <text:list-item>
          <text:p text:style-name="P11"><text:span text:style-name="T34">Juwai</text:span> (<text:span text:style-name="T22">Shanghai</text:span>)</text:p>
          <text:list>
            <text:list-item>
              <text:p text:style-name="P6">20<text:span text:style-name="T35">15</text:span>‑201<text:span text:style-name="T34">6</text:span>: <text:span text:style-name="T28">Frontend Developer on </text:span><text:a xlink:type="simple" xlink:href="https://juwai.com/" text:style-name="Internet_20_link" text:visited-style-name="Visited_20_Internet_20_Link"><text:span text:style-name="T28">juwai.com</text:span></text:a></text:p>
              <text:list>
                <text:list-item>
                  <text:p text:style-name="P36"><text:span text:style-name="T1">HTML, CSS &amp; JavaScript integration </text:span><text:span text:style-name="T7">for administrative part of the website</text:span><text:span text:style-name="T1">;</text:span></text:p>
                </text:list-item>
              </text:list>
            </text:list-item>
          </text:list>
        </text:list-item>
        <text:list-item>
          <text:p text:style-name="P12"><text:span text:style-name="T22">The NetCircle</text:span> (<text:span text:style-name="T22">Shanghai</text:span>)</text:p>
          <text:list>
            <text:list-item>
              <text:p text:style-name="P7">2010‑2014: <text:span text:style-name="T28">Web Designer + Frontend Developer on </text:span><text:a xlink:type="simple" xlink:href="https://kaufmich.com/" text:style-name="Internet_20_link" text:visited-style-name="Visited_20_Internet_20_Link"><text:span text:style-name="T28">kaufmich.com</text:span></text:a><text:span text:style-name="T28"> &amp; </text:span><text:a xlink:type="simple" xlink:href="https://gays.com/" text:style-name="Internet_20_link" text:visited-style-name="Visited_20_Internet_20_Link"><text:span text:style-name="T28">gays.com</text:span></text:a></text:p>
              <text:list>
                <text:list-item>
                  <text:p text:style-name="P38">Mockups <text:span text:style-name="T34">(Illustrator + Photoshop)</text:span> <text:span text:style-name="T26">or</text:span> proto<text:span text:style-name="T25">t</text:span>ypes <text:span text:style-name="T34">(</text:span>HTML, CSS &amp; JavaScript integration<text:span text:style-name="T34">)</text:span>;</text:p>
                </text:list-item>
                <text:list-item>
                  <text:p text:style-name="P39"><text:span text:style-name="T37">Organize</text:span> design related work between different teams.</text:p>
                </text:list-item>
              </text:list>
            </text:list-item>
            <text:list-item>
              <text:p text:style-name="P4"><text:span text:style-name="T4">2011: Scrum Master </text:span><text:span text:style-name="T8">+ Frontend Developer </text:span><text:span text:style-name="T2">on a 3+</text:span><text:a xlink:type="simple" xlink:href="https://www.microapp.com/livre_css_2220.html" text:style-name="Internet_20_link" text:visited-style-name="Visited_20_Internet_20_Link"><text:span text:style-name="T2"> </text:span></text:a><text:span text:style-name="T2">Millions users website: </text:span><text:a xlink:type="simple" xlink:href="https://poppen.de/" text:style-name="Internet_20_link" text:visited-style-name="Visited_20_Internet_20_Link"><text:span text:style-name="T5">p</text:span></text:a><text:a xlink:type="simple" xlink:href="http://poppen.de/" text:style-name="Internet_20_link" text:visited-style-name="Visited_20_Internet_20_Link"><text:span text:style-name="T3">oppen.de</text:span></text:a></text:p>
            </text:list-item>
          </text:list>
        </text:list-item>
        <text:list-item>
          <text:p text:style-name="P20">W3C</text:p>
          <text:list>
            <text:list-item>
              <text:p text:style-name="P2"><text:span text:style-name="T3">November 2011: </text:span><text:span text:style-name="T13">Proof-read</text:span><text:span text:style-name="T14">er</text:span><text:span text:style-name="T13"> for </text:span><text:span text:style-name="T16">the</text:span><text:span text:style-name="T13"> </text:span><text:span text:style-name="T15">french </text:span><text:span text:style-name="T13">translation of the article “Personal names around the world”: </text:span><text:a xlink:type="simple" xlink:href="https://www.w3.org/International/questions/qa-personal-names.fr" text:style-name="Internet_20_link" text:visited-style-name="Visited_20_Internet_20_Link"><text:span text:style-name="T13">w3.org/International/questions/qa-personal-names.fr</text:span></text:a></text:p>
            </text:list-item>
          </text:list>
        </text:list-item>
        <text:list-item>
          <text:p text:style-name="P13">Micro Application (Paris)</text:p>
          <text:list>
            <text:list-item>
              <text:p text:style-name="P3"><text:span text:style-name="T1">2006‑20</text:span><text:span text:style-name="T18">10</text:span><text:span text:style-name="T1">: new editions of “</text:span><text:a xlink:type="simple" xlink:href="https://www.microapp.com/livre_css_2220.html" text:style-name="Internet_20_link" text:visited-style-name="Visited_20_Internet_20_Link"><text:span text:style-name="T1">CSS, Le guide complet</text:span></text:a><text:span text:style-name="T1">”</text:span></text:p>
            </text:list-item>
          </text:list>
        </text:list-item>
        <text:list-item>
          <text:p text:style-name="P14">China‑Europa Forum (Paris)</text:p>
          <text:list>
            <text:list-item>
              <text:p text:style-name="P1">June 2010: <text:span text:style-name="T1">website development: </text:span><text:a xlink:type="simple" xlink:href="https://www.china-europa-forum.net/" text:style-name="Internet_20_link" text:visited-style-name="Visited_20_Internet_20_Link"><text:span text:style-name="Internet_20_link">china-europa-forum.net</text:span></text:a></text:p>
            </text:list-item>
          </text:list>
        </text:list-item>
        <text:list-item>
          <text:p text:style-name="Heading_20_2">Paris-Web (Paris)</text:p>
          <text:list>
            <text:list-item>
              <text:p text:style-name="Standard">2006 to 2008 included : staff <text:span text:style-name="T43">member</text:span>: <text:a xlink:type="simple" xlink:href="https://www.paris-web.fr/" text:style-name="Internet_20_link" text:visited-style-name="Visited_20_Internet_20_Link"><text:span text:style-name="Internet_20_link">paris-web.fr</text:span></text:a></text:p>
            </text:list-item>
          </text:list>
        </text:list-item>
        <text:list-item>
          <text:p text:style-name="P15">P<text:span text:style-name="T23">ompage.net</text:span> (<text:span text:style-name="T38">France</text:span>)</text:p>
          <text:list>
            <text:list-item>
              <text:p text:style-name="P1">200<text:span text:style-name="T23">3</text:span> to 20<text:span text:style-name="T23">13</text:span>: <text:span text:style-name="T23">translator, <text:s/>editor &amp; website administrator</text:span>: <text:a xlink:type="simple" xlink:href="http://www.pompage.net/about" text:style-name="Internet_20_link" text:visited-style-name="Visited_20_Internet_20_Link"><text:span text:style-name="Internet_20_link">p</text:span></text:a><text:a xlink:type="simple" xlink:href="https://www.pompage.net/about" text:style-name="Internet_20_link" text:visited-style-name="Visited_20_Internet_20_Link"><text:span text:style-name="Internet_20_link"><text:span text:style-name="T23">ompage</text:span></text:span></text:a><text:a xlink:type="simple" xlink:href="http://www.pompage.net/about" text:style-name="Internet_20_link" text:visited-style-name="Visited_20_Internet_20_Link"><text:span text:style-name="Internet_20_link">.</text:span></text:a><text:a xlink:type="simple" xlink:href="http://www.pompage.net/about" text:style-name="Internet_20_link" text:visited-style-name="Visited_20_Internet_20_Link"><text:span text:style-name="Internet_20_link"><text:span text:style-name="T29">net</text:span></text:span></text:a><text:a xlink:type="simple" xlink:href="http://www.pompage.net/about" text:style-name="Internet_20_link" text:visited-style-name="Visited_20_Internet_20_Link"><text:span text:style-name="Internet_20_link">/</text:span></text:a><text:a xlink:type="simple" xlink:href="http://www.pompage.net/about" text:style-name="Internet_20_link" text:visited-style-name="Visited_20_Internet_20_Link"><text:span text:style-name="Internet_20_link"><text:span text:style-name="T24">about</text:span></text:span></text:a></text:p>
            </text:list-item>
          </text:list>
        </text:list-item>
      </text:list>
      <text:list xml:id="list93423782055792" text:continue-list="list2994054770" text:style-name="Outline">
        <text:list-item>
          <text:h text:style-name="P23" text:outline-level="1">Architecture</text:h>
        </text:list-item>
      </text:list>
      <text:list xml:id="list93423054468551" text:continue-list="list93422415625154" text:style-name="Numbering_20_2">
        <text:list-item>
          <text:p text:style-name="P16">Naço architectures (Shanghai)</text:p>
          <text:list>
            <text:list-item>
              <text:p text:style-name="P33">April – December 2008 : project manager</text:p>
            </text:list-item>
          </text:list>
        </text:list-item>
        <text:list-item>
          <text:p text:style-name="P16">Guilin Institute for Architectural Design &amp; Research (Guilin)</text:p>
          <text:list>
            <text:list-item>
              <text:p text:style-name="P25">July – September 2007: project manager</text:p>
            </text:list-item>
          </text:list>
        </text:list-item>
        <text:list-item>
          <text:p text:style-name="P16">PACER Architects Ltd. (Shanghai)</text:p>
          <text:list>
            <text:list-item>
              <text:p text:style-name="P25">May – June 2007: project manager</text:p>
            </text:list-item>
          </text:list>
        </text:list-item>
        <text:list-item>
          <text:p text:style-name="P17">ABC architecture – Hervé Saintis, architect (Toulouse)</text:p>
          <text:list>
            <text:list-item>
              <text:p text:style-name="P25">June 2004 – December 2005: <text:s/>internship to architect collaborator;</text:p>
            </text:list-item>
          </text:list>
        </text:list-item>
        <text:list-item>
          <text:p text:style-name="P10">Atelier d'Eux – Karinne Jarry, architect (Montluel)</text:p>
          <text:list>
            <text:list-item>
              <text:p text:style-name="P25">March 1999 – July 2000</text:p>
            </text:list-item>
          </text:list>
        </text:list-item>
        <text:list-item>
          <text:p text:style-name="P10">National architecture college of Toulouse: IT instructor</text:p>
          <text:list>
            <text:list-item>
              <text:p text:style-name="P25"><text:span text:style-name="T23">S</text:span>chool years 2000 – 2004</text:p>
            </text:list-item>
          </text:list>
        </text:list-item>
        <text:list-item>
          <text:p text:style-name="P16">National architecture college of Lyon: IT instructor</text:p>
          <text:list>
            <text:list-item>
              <text:p text:style-name="P27">March – June 1997; school years 1997 – 2000</text:p>
            </text:list-item>
          </text:list>
        </text:list-item>
      </text:list>
      <text:list xml:id="list93422326947268" text:continue-list="list93423782055792" text:style-name="Outline">
        <text:list-item>
          <text:h text:style-name="P21" text:outline-level="1">studies and diplomas</text:h>
        </text:list-item>
      </text:list>
      <text:list xml:id="list93423741708397" text:continue-list="list93423054468551" text:style-name="Numbering_20_2">
        <text:list-item>
          <text:p text:style-name="P18"><text:span text:style-name="T27">September </text:span>20<text:span text:style-name="T27">14</text:span> – <text:span text:style-name="T27">June </text:span>20<text:span text:style-name="T27">1</text:span>5</text:p>
          <text:list>
            <text:list-item>
              <text:p text:style-name="P29">Intensive Chinese Training Program at East China Normal University</text:p>
            </text:list-item>
          </text:list>
        </text:list-item>
        <text:list-item>
          <text:p text:style-name="Heading_20_2">2001 – 2005</text:p>
          <text:list>
            <text:list-item>
              <text:p text:style-name="Standard">DPLG architect (Diplômé par le Gouvernement: Qualified by the Government);</text:p>
            </text:list-item>
            <text:list-item>
              <text:p text:style-name="Standard">Internet oriented programming (HTML, CSS, <text:span text:style-name="T45">JS, </text:span>PHP);</text:p>
            </text:list-item>
          </text:list>
        </text:list-item>
        <text:list-item>
          <text:p text:style-name="Heading_20_2">1994 – 2001</text:p>
          <text:list>
            <text:list-item>
              <text:p text:style-name="Standard">Diploma of Fundamental Studies in Architecture (DEFA);</text:p>
            </text:list-item>
            <text:list-item>
              <text:p text:style-name="Standard">French <text:span text:style-name="T30">Baccalaureate</text:span> E (mathematics and technology).</text:p>
            </text:list-item>
          </text:list>
        </text:list-item>
      </text:list>
      <text:section text:style-name="Sect2" text:name="voyages + loisirs">
        <text:list xml:id="list93422349391010" text:continue-list="list93422326947268" text:style-name="Outline">
          <text:list-item>
            <text:h text:style-name="P22" text:outline-level="1"><text:span text:style-name="T42">Other </text:span>Interests</text:h>
          </text:list-item>
        </text:list>
        <text:list xml:id="list93422938572497" text:continue-list="list93423741708397" text:style-name="Numbering_20_2">
          <text:list-item>
            <text:list>
              <text:list-item>
                <text:p text:style-name="Standard"><text:span text:style-name="T23">M</text:span>ountain sports &amp; activities, <text:span text:style-name="T27">basket‑ball, skate‑board.</text:span></text:p>
              </text:list-item>
              <text:list-item>
                <text:p text:style-name="P9">Learning about other cultures by traveling or living elsewhere, or simply meeting different people where I happen to be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999.9mm" style:writing-mode="lr-tb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list-style-name="Numbering_20_2" style:class="text">
      <style:paragraph-properties>
        <style:tab-stops/>
      </style:paragraph-properties>
      <style:text-properties fo:font-size="13pt" style:font-size-asian="13pt"/>
    </style:style>
    <style:style style:name="Text_20_body" style:display-name="Text body" style:family="paragraph" style:parent-style-name="Standard" style:list-style-name="Numbering_20_2" style:class="text">
      <style:paragraph-properties fo:margin-left="0mm" fo:margin-right="0mm" fo:line-height="4.99mm" fo:text-indent="-4mm" style:auto-text-indent="false" style:shadow="none">
        <style:tab-stops>
          <style:tab-stop style:position="10mm"/>
          <style:tab-stop style:position="14.99mm"/>
          <style:tab-stop style:position="20mm"/>
        </style:tab-stops>
      </style:paragraph-properties>
      <style:text-properties style:font-name="Sylfaen" fo:font-family="Sylfaen" style:font-style-name="Normal" style:font-family-generic="roman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4.2mm" fo:margin-bottom="5.1mm" loext:contextual-spacing="false" fo:keep-with-next="always"/>
      <style:text-properties style:font-name="Arial" fo:font-family="Arial" style:font-family-generic="swiss" style:font-pitch="variable" fo:font-size="14pt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left="0mm" fo:margin-right="0mm" fo:margin-top="6mm" fo:margin-bottom="1.5mm" loext:contextual-spacing="false" fo:line-height="100%" fo:text-indent="0mm" style:auto-text-indent="false" style:page-number="auto" fo:padding-left="0mm" fo:padding-right="3mm" fo:padding-top="1.99mm" fo:padding-bottom="3mm" fo:border-left="none" fo:border-right="none" fo:border-top="2.49pt solid #4c4c4c" fo:border-bottom="none" style:shadow="none">
        <style:tab-stops/>
      </style:paragraph-properties>
      <style:text-properties fo:text-transform="uppercase" fo:color="#4c4c4c" style:text-outline="false" style:font-name="Levenim MT" fo:font-family="'Levenim MT'" style:font-style-name="Gras" style:font-pitch="variable" fo:font-size="14pt" fo:letter-spacing="1.76mm" fo:text-shadow="none" style:text-underline-style="none" fo:font-weight="bold" style:letter-kerning="false" style:font-relief="none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fo:margin-top="4.99mm" fo:margin-bottom="0.49mm" loext:contextual-spacing="false" style:shadow="none"/>
      <style:text-properties fo:color="#4c4c4c" style:font-name="Levenim MT" fo:font-family="'Levenim MT'" style:font-style-name="Gras" style:font-pitch="variable" fo:font-size="12pt" fo:font-style="normal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auto-update="true" style:class="text">
      <style:paragraph-properties fo:margin-left="4.99mm" fo:margin-right="0mm" fo:text-indent="0mm" style:auto-text-indent="false"/>
      <style:text-properties fo:font-size="10pt" style:text-underline-style="solid" style:text-underline-width="auto" style:text-underline-color="font-color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e_20_niveau_20_1" style:display-name="liste niveau 1" style:family="paragraph" style:parent-style-name="Text_20_body">
      <style:text-properties style:font-name="Tunga" fo:font-family="Tunga" style:font-style-name="Normal" style:font-pitch="variable"/>
    </style:style>
    <style:style style:name="période_20_-_20_détails" style:display-name="période - détails" style:family="paragraph" style:parent-style-name="Text_20_body" style:auto-update="true">
      <style:paragraph-properties style:shadow="none"/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font-style="italic" style:text-underline-style="none" fo:font-weight="normal"/>
    </style:style>
    <style:style style:name="Endnote_20_Symbol" style:display-name="Endnote Symbol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color="#99284c" fo:font-weight="normal" style:font-weight-asian="normal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">
        <style:list-level-properties text:min-label-width="4.99mm"/>
      </text:list-level-style-number>
      <text:list-level-style-bullet text:level="2" text:style-name="Drop_20_Caps" text:bullet-char="‣">
        <style:list-level-properties text:space-before="4.99mm" text:min-label-width="3mm" text:min-label-distance="1.01mm"/>
        <style:text-properties style:font-name="DejaVu Sans"/>
      </text:list-level-style-bullet>
      <text:list-level-style-bullet text:level="3" text:style-name="Bullet_20_Symbols" text:bullet-char="›">
        <style:list-level-properties text:space-before="14.99mm" text:min-label-width="3mm" text:min-label-distance="1.01mm"/>
        <style:text-properties style:font-name="Liberation Sans"/>
      </text:list-level-style-bullet>
      <text:list-level-style-number text:level="4" text:style-name="Numbering_20_Symbols" style:num-format="" text:start-value="4">
        <style:list-level-properties text:space-before="19.98mm" text:min-label-width="12.51mm"/>
      </text:list-level-style-number>
      <text:list-level-style-number text:level="5" text:style-name="Numbering_20_Symbols" style:num-format="" text:start-value="5">
        <style:list-level-properties text:space-before="32.49mm" text:min-label-width="14.99mm"/>
      </text:list-level-style-number>
      <text:list-level-style-number text:level="6" text:style-name="Numbering_20_Symbols" style:num-format="" text:start-value="6">
        <style:list-level-properties text:space-before="47.48mm" text:min-label-width="18.01mm"/>
      </text:list-level-style-number>
      <text:list-level-style-number text:level="7" text:style-name="Numbering_20_Symbols" style:num-format="" text:start-value="7">
        <style:list-level-properties text:space-before="65.49mm" text:min-label-width="23mm"/>
      </text:list-level-style-number>
      <text:list-level-style-number text:level="8" text:style-name="Numbering_20_Symbols" style:num-format="" text:start-value="8">
        <style:list-level-properties text:space-before="88.49mm" text:min-label-width="26mm"/>
      </text:list-level-style-number>
      <text:list-level-style-number text:level="9" text:style-name="Numbering_20_Symbols" style:num-format="" text:start-value="9">
        <style:list-level-properties text:space-before="114.49mm" text:min-label-width="28.01mm"/>
      </text:list-level-style-number>
      <text:list-level-style-number text:level="10" text:style-name="Numbering_20_Symbols" style:num-format="" text:start-value="10">
        <style:list-level-properties text:space-before="142.5mm" text:min-label-width="31.01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4-05-02T14:50:31</meta:creation-date>
    <dc:date>2019-09-23T09:33:49.727630893</dc:date>
    <meta:editing-cycles>592</meta:editing-cycles>
    <meta:editing-duration>P1DT10H53M8S</meta:editing-duration>
    <dc:creator>Fabien Basmaison</dc:creator>
    <meta:document-statistic meta:table-count="0" meta:image-count="0" meta:object-count="0" meta:page-count="2" meta:paragraph-count="63" meta:word-count="397" meta:character-count="2776" meta:non-whitespace-character-count="2451"/>
    <meta:user-defined meta:name="Info 1"/>
    <meta:user-defined meta:name="Info 2"/>
    <meta:user-defined meta:name="Info 3"/>
    <meta:user-defined meta:name="Info 4"/>
  </office:meta>
</office:document-meta>
</file>